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08C000000A14E2E7076.svm" manifest:media-type=""/>
  <manifest:file-entry manifest:full-path="Pictures/20000001000000A6000000A155A79189.svm" manifest:media-type=""/>
  <manifest:file-entry manifest:full-path="Pictures/200000010000019B000000D890290BB1.svm" manifest:media-type=""/>
  <manifest:file-entry manifest:full-path="Pictures/20000001000000FE000000F2E11C61C7.svm" manifest:media-type=""/>
  <manifest:file-entry manifest:full-path="Pictures/20000001000002690000013145689BC3.svm" manifest:media-type=""/>
  <manifest:file-entry manifest:full-path="Pictures/2000000100000250000000D8755B6AAD.svm" manifest:media-type=""/>
  <manifest:file-entry manifest:full-path="Pictures/2000106300004F1D00003B5666DA0F23.wmf" manifest:media-type=""/>
  <manifest:file-entry manifest:full-path="Pictures/200000010000026E00000131C72237C2.svm" manifest:media-type=""/>
  <manifest:file-entry manifest:full-path="Pictures/20000001000000F6000000FEB34514DC.svm" manifest:media-type=""/>
  <manifest:file-entry manifest:full-path="Pictures/2000189100004F1D00003B56B3A1EC89.wmf" manifest:media-type=""/>
  <manifest:file-entry manifest:full-path="Pictures/2000000100000088000000FA466A6DA3.svm" manifest:media-type=""/>
  <manifest:file-entry manifest:full-path="Pictures/200000010000014200000129F2269856.svm" manifest:media-type=""/>
  <manifest:file-entry manifest:full-path="Pictures/200003DC00004F1D00003B56ECBCAF63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49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draw:stroke="none" draw:fill="none" draw:ole-draw-aspect="1" style:protect="size"/>
    </style:style>
    <style:style style:name="gr10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style:font-name="Jameel Noori Nastaleeq" style:font-name-complex="Jameel Noori Nastaleeq"/>
    </style:style>
    <style:style style:name="P3" style:family="paragraph">
      <style:paragraph-properties fo:text-align="end"/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style:font-name="Jameel Noori Nastaleeq"/>
    </style:style>
    <style:style style:name="P6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style:style style:name="T2" style:family="text">
      <style:text-properties style:font-name="Jameel Noori Nastaleeq" fo:font-size="12pt" style:font-size-asian="12pt" style:font-size-complex="12pt"/>
    </style:style>
    <style:style style:name="T3" style:family="text">
      <style:text-properties style:font-name="Jameel Noori Nastaleeq" fo:font-size="12pt" style:font-size-asian="12pt" style:font-name-complex="XB Tabriz" style:font-size-complex="12pt"/>
    </style:style>
    <style:style style:name="T4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52cm" svg:height="3.671cm" svg:x="6.054cm" svg:y="0.654cm">
          <draw:image xlink:href="Pictures/200003DC00004F1D00003B56ECBCAF63.wmf" xlink:type="simple" xlink:show="embed" xlink:actuate="onLoad">
            <text:p/>
          </draw:image>
          <draw:glue-point draw:id="4" svg:x="-3.084cm" svg:y="3.813cm"/>
          <draw:glue-point draw:id="5" svg:x="-4.697cm" svg:y="2.683cm"/>
        </draw:frame>
        <draw:line draw:style-name="gr2" draw:text-style-name="P1" draw:layer="layout" svg:x1="10.179cm" svg:y1="3.897cm" svg:x2="6.718cm" svg:y2="2.192cm">
          <text:p/>
        </draw:line>
        <draw:line draw:style-name="gr3" draw:text-style-name="P1" draw:layer="layout" svg:x1="9.181cm" svg:y1="3.415cm" svg:x2="9.181cm" svg:y2="4.843cm">
          <text:p/>
        </draw:line>
        <draw:frame draw:style-name="gr1" draw:text-style-name="P1" draw:layer="layout" svg:width="2.032cm" svg:height="1.328cm" svg:x="8.135cm" svg:y="4.435cm">
          <draw:image xlink:href="Pictures/2000189100004F1D00003B56B3A1EC89.wmf" xlink:type="simple" xlink:show="embed" xlink:actuate="onLoad">
            <text:p/>
          </draw:image>
        </draw:frame>
        <draw:frame draw:style-name="gr1" draw:text-style-name="P1" draw:layer="layout" svg:width="5.152cm" svg:height="3.671cm" svg:x="0.223cm" svg:y="0.704cm">
          <draw:image xlink:href="Pictures/200003DC00004F1D00003B56ECBCAF63.wmf" xlink:type="simple" xlink:show="embed" xlink:actuate="onLoad">
            <text:p/>
          </draw:image>
        </draw:frame>
        <draw:line draw:style-name="gr2" draw:text-style-name="P1" draw:layer="layout" svg:x1="4.359cm" svg:y1="3.924cm" svg:x2="0.898cm" svg:y2="2.219cm">
          <text:p/>
        </draw:line>
        <draw:line draw:style-name="gr3" draw:text-style-name="P1" draw:layer="layout" svg:x1="3.361cm" svg:y1="3.442cm" svg:x2="3.361cm" svg:y2="4.87cm">
          <text:p/>
        </draw:line>
        <draw:line draw:style-name="gr3" draw:text-style-name="P1" draw:layer="layout" svg:x1="4.349cm" svg:y1="3.924cm" svg:x2="4.349cm" svg:y2="5.527cm">
          <text:p/>
        </draw:line>
        <draw:frame draw:style-name="gr1" draw:text-style-name="P1" draw:layer="layout" svg:width="4.74cm" svg:height="1.402cm" svg:x="1.01cm" svg:y="4.389cm">
          <draw:image xlink:href="Pictures/2000106300004F1D00003B5666DA0F23.wmf" xlink:type="simple" xlink:show="embed" xlink:actuate="onLoad">
            <text:p/>
          </draw:image>
          <draw:glue-point draw:id="4" svg:x="4.362cm" svg:y="-1.39cm"/>
        </draw:frame>
        <draw:frame draw:style-name="gr4" draw:text-style-name="P3" xml:id="id1" draw:id="id1" draw:layer="layout" svg:width="2.149cm" svg:height="1.445cm" svg:x="4.525cm" svg:y="1.912cm">
          <draw:text-box>
            <text:p text:style-name="P2"><text:span text:style-name="T1">اشارہ تراشا</text:span></text:p>
            <text:p text:style-name="P2"><text:span text:style-name="T1"><text:s/></text:span><text:span text:style-name="T1">گیا ہے</text:span></text:p>
          </draw:text-box>
          <draw:glue-point draw:id="4" svg:x="-2.978cm" svg:y="-0.541cm"/>
        </draw:frame>
        <draw:connector draw:style-name="gr5" draw:text-style-name="P4" draw:layer="layout" draw:type="curve" draw:line-skew="0.292cm" svg:x1="5.599cm" svg:y1="3.357cm" svg:x2="4.347cm" svg:y2="4.705cm" draw:start-shape="id1" svg:d="M5599 3357c0 1824-1252 1150-1252 1348" svg:viewBox="0 0 1253 1349">
          <text:p/>
        </draw:connector>
        <draw:frame draw:style-name="gr6" draw:text-style-name="P6" draw:layer="layout" svg:width="0.869cm" svg:height="0.916cm" svg:x="5.217cm" svg:y="0.36cm">
          <draw:text-box>
            <text:p text:style-name="P5"><text:span text:style-name="T2">(</text:span><text:span text:style-name="T3">ا</text:span><text:span text:style-name="T2">)</text:span></text:p>
          </draw:text-box>
        </draw:frame>
        <draw:frame draw:style-name="gr6" draw:text-style-name="P6" draw:layer="layout" svg:width="1.132cm" svg:height="0.916cm" svg:x="2.215cm" svg:y="0.34cm">
          <draw:text-box>
            <text:p text:style-name="P5"><text:span text:style-name="T2">(</text:span><text:span text:style-name="T3">ب</text:span><text:span text:style-name="T2">)</text:span></text:p>
          </draw:text-box>
        </draw:frame>
        <draw:line draw:style-name="gr3" draw:text-style-name="P1" xml:id="id3" draw:id="id3" draw:layer="layout" svg:x1="7.069cm" svg:y1="1.625cm" svg:x2="7.069cm" svg:y2="5.707cm">
          <draw:glue-point draw:id="4" svg:x="-10cm" svg:y="0.59cm"/>
          <text:p/>
        </draw:line>
        <draw:custom-shape draw:style-name="gr7" draw:text-style-name="P1" draw:layer="layout" svg:width="0.114cm" svg:height="0.114cm" svg:x="2.768cm" svg:y="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14cm" svg:height="0.114cm" svg:x="3.303cm" svg:y="3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14cm" svg:height="0.114cm" svg:x="2.143cm" svg:y="2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14cm" svg:height="0.114cm" svg:x="9.123cm" svg:y="3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xml:id="id5" draw:id="id5" draw:layer="layout" svg:x1="10.168cm" svg:y1="1.588cm" svg:x2="10.168cm" svg:y2="5.557cm">
          <draw:glue-point draw:id="4" svg:x="0cm" svg:y="0.57cm"/>
          <draw:glue-point draw:id="5" svg:x="-10cm" svg:y="0.783cm"/>
          <text:p/>
        </draw:line>
        <draw:frame draw:style-name="gr4" draw:text-style-name="P3" xml:id="id2" draw:id="id2" draw:layer="layout" svg:width="2.7cm" svg:height="0.848cm" svg:x="7.184cm" svg:y="0.266cm">
          <draw:text-box>
            <text:p text:style-name="P2"><text:span text:style-name="T1">غیر افزائندہ حد</text:span></text:p>
          </draw:text-box>
          <draw:glue-point draw:id="4" svg:x="-2.978cm" svg:y="-0.541cm"/>
        </draw:frame>
        <draw:connector draw:style-name="gr5" draw:text-style-name="P1" draw:layer="layout" draw:type="curve" svg:x1="8.534cm" svg:y1="1.114cm" svg:x2="7.069cm" svg:y2="1.625cm" draw:start-shape="id2" draw:start-glue-point="2" draw:end-shape="id3" draw:end-glue-point="0" svg:d="M8534 1114c0 341-488 511-1465 511" svg:viewBox="0 0 1466 512">
          <text:p/>
        </draw:connector>
        <draw:frame draw:style-name="gr4" draw:text-style-name="P3" xml:id="id4" draw:id="id4" draw:layer="layout" svg:width="2.001cm" svg:height="0.848cm" svg:x="10.66cm" svg:y="0.304cm">
          <draw:text-box>
            <text:p text:style-name="P2"><text:span text:style-name="T1">منقطع حد</text:span></text:p>
          </draw:text-box>
          <draw:glue-point draw:id="4" svg:x="-2.978cm" svg:y="-0.541cm"/>
        </draw:frame>
        <draw:connector draw:style-name="gr5" draw:text-style-name="P1" draw:layer="layout" draw:type="curve" draw:line-skew="-4.53cm 0.745cm" svg:x1="11.66cm" svg:y1="1.152cm" svg:x2="10.168cm" svg:y2="1.588cm" draw:start-shape="id4" draw:start-glue-point="2" draw:end-shape="id5" draw:end-glue-point="0" svg:d="M11660 1152c0 564-624 470-906 438s-220-2-586-2" svg:viewBox="0 0 1493 465">
          <text:p/>
        </draw:connector>
        <draw:line draw:style-name="gr8" draw:text-style-name="P1" xml:id="id7" draw:id="id7" draw:layer="layout" svg:x1="9.178cm" svg:y1="4.263cm" svg:x2="10.178cm" svg:y2="4.263cm">
          <text:p/>
        </draw:line>
        <draw:frame draw:style-name="gr4" draw:text-style-name="P3" xml:id="id6" draw:id="id6" draw:layer="layout" svg:width="2.715cm" svg:height="0.848cm" svg:x="10.073cm" svg:y="4.678cm">
          <draw:text-box>
            <text:p text:style-name="P2"><text:span text:style-name="T1">زیادہ سے زیادہ حیطہ</text:span></text:p>
          </draw:text-box>
          <draw:glue-point draw:id="4" svg:x="-2.978cm" svg:y="-0.541cm"/>
          <draw:glue-point draw:id="5" svg:x="-3.862cm" svg:y="1.483cm"/>
        </draw:frame>
        <draw:connector draw:style-name="gr5" draw:text-style-name="P1" draw:layer="layout" draw:type="curve" draw:line-skew="-0.867cm" svg:x1="10.382cm" svg:y1="5.227cm" svg:x2="9.678cm" svg:y2="4.263cm" draw:start-shape="id6" draw:start-glue-point="5" draw:end-shape="id7" draw:end-glue-point="0" svg:d="M10382 5227c0-102-704 380-704-964" svg:viewBox="0 0 705 970">
          <text:p/>
        </draw:connector>
        <draw:connector draw:style-name="gr5" draw:text-style-name="P1" draw:layer="layout" draw:type="curve" svg:x1="6.033cm" svg:y1="5.301cm" svg:x2="7.069cm" svg:y2="3.906cm" draw:start-shape="id8" draw:start-glue-point="1" draw:end-shape="id3" draw:end-glue-point="4" svg:d="M6033 5301c777 0 259-1395 1036-1395" svg:viewBox="0 0 1037 1396">
          <text:p/>
        </draw:connector>
        <draw:connector draw:style-name="gr5" draw:text-style-name="P1" draw:layer="layout" draw:type="curve" draw:line-skew="0.679cm" svg:x1="10.771cm" svg:y1="4.508cm" svg:x2="10.168cm" svg:y2="3.882cm" draw:start-shape="id9" draw:start-glue-point="3" draw:end-shape="id5" draw:end-glue-point="5" svg:d="M10771 4508c-637 0-336-626-603-626" svg:viewBox="0 0 604 627">
          <text:p/>
        </draw:connector>
        <draw:frame draw:style-name="gr9" draw:layer="layout" svg:width="0.51cm" svg:height="0.469cm" svg:x="8.638cm" svg:y="3.39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text-style-name="P1" draw:layer="layout" svg:width="0.385cm" svg:height="0.355cm" svg:x="0.762cm" svg:y="0.476cm">
          <draw:image xlink:href="Pictures/200000010000014200000129F2269856.svm" xlink:type="simple" xlink:show="embed" xlink:actuate="onLoad">
            <text:p/>
          </draw:image>
        </draw:frame>
        <draw:frame draw:style-name="gr10" draw:text-style-name="P1" draw:layer="layout" svg:width="0.385cm" svg:height="0.355cm" svg:x="6.507cm" svg:y="0.476cm">
          <draw:image xlink:href="Pictures/200000010000014200000129F2269856.svm" xlink:type="simple" xlink:show="embed" xlink:actuate="onLoad">
            <text:p/>
          </draw:image>
        </draw:frame>
        <draw:frame draw:style-name="gr11" draw:text-style-name="P1" draw:layer="layout" svg:width="0.709cm" svg:height="0.258cm" svg:x="4.703cm" svg:y="3.655cm">
          <draw:image xlink:href="Pictures/2000000100000250000000D8755B6AAD.svm" xlink:type="simple" xlink:show="embed" xlink:actuate="onLoad">
            <text:p/>
          </draw:image>
        </draw:frame>
        <draw:frame draw:style-name="gr11" draw:text-style-name="P1" draw:layer="layout" svg:width="0.709cm" svg:height="0.258cm" svg:x="10.901cm" svg:y="3.737cm">
          <draw:image xlink:href="Pictures/2000000100000250000000D8755B6AAD.svm" xlink:type="simple" xlink:show="embed" xlink:actuate="onLoad">
            <text:p/>
          </draw:image>
        </draw:frame>
        <draw:frame draw:style-name="gr12" draw:text-style-name="P1" xml:id="id9" draw:id="id9" draw:layer="layout" svg:width="0.739cm" svg:height="0.365cm" svg:x="10.771cm" svg:y="4.326cm">
          <draw:image xlink:href="Pictures/20000001000002690000013145689BC3.svm" xlink:type="simple" xlink:show="embed" xlink:actuate="onLoad">
            <text:p/>
          </draw:image>
        </draw:frame>
        <draw:frame draw:style-name="gr13" draw:text-style-name="P1" draw:layer="layout" svg:width="0.294cm" svg:height="0.304cm" svg:x="6.931cm" svg:y="5.755cm">
          <draw:image xlink:href="Pictures/20000001000000F6000000FEB34514DC.svm" xlink:type="simple" xlink:show="embed" xlink:actuate="onLoad">
            <text:p/>
          </draw:image>
        </draw:frame>
        <draw:frame draw:style-name="gr14" draw:text-style-name="P1" draw:layer="layout" svg:width="0.304cm" svg:height="0.289cm" svg:x="9.988cm" svg:y="5.782cm">
          <draw:image xlink:href="Pictures/20000001000000FE000000F2E11C61C7.svm" xlink:type="simple" xlink:show="embed" xlink:actuate="onLoad">
            <text:p/>
          </draw:image>
        </draw:frame>
        <draw:frame draw:style-name="gr15" draw:text-style-name="P1" draw:layer="layout" svg:width="0.492cm" svg:height="0.258cm" svg:x="8.438cm" svg:y="4.721cm">
          <draw:image xlink:href="Pictures/200000010000019B000000D890290BB1.svm" xlink:type="simple" xlink:show="embed" xlink:actuate="onLoad">
            <text:p/>
          </draw:image>
        </draw:frame>
        <draw:frame draw:style-name="gr16" draw:text-style-name="P1" xml:id="id8" draw:id="id8" draw:layer="layout" svg:width="0.745cm" svg:height="0.365cm" svg:x="5.288cm" svg:y="5.119cm">
          <draw:image xlink:href="Pictures/200000010000026E00000131C72237C2.svm" xlink:type="simple" xlink:show="embed" xlink:actuate="onLoad">
            <text:p/>
          </draw:image>
        </draw:frame>
        <draw:frame draw:style-name="gr4" draw:text-style-name="P3" draw:layer="layout" svg:width="2.001cm" svg:height="0.653cm" svg:x="5.758cm" svg:y="5.171cm">
          <draw:text-box>
            <text:p text:style-name="P2"><text:span text:style-name="T4">غیرافزائندہ</text:span></text:p>
          </draw:text-box>
          <draw:glue-point draw:id="4" svg:x="-2.978cm" svg:y="-0.541cm"/>
        </draw:frame>
        <draw:frame draw:style-name="gr15" draw:text-style-name="P1" draw:layer="layout" svg:width="0.492cm" svg:height="0.258cm" svg:x="1.843cm" svg:y="4.739cm">
          <draw:image xlink:href="Pictures/200000010000019B000000D890290BB1.svm" xlink:type="simple" xlink:show="embed" xlink:actuate="onLoad">
            <text:p/>
          </draw:image>
        </draw:frame>
        <draw:frame draw:style-name="gr17" draw:text-style-name="P1" draw:layer="layout" svg:width="0.198cm" svg:height="0.192cm" svg:x="3.43cm" svg:y="3.17cm">
          <draw:image xlink:href="Pictures/20000001000000A6000000A155A79189.svm" xlink:type="simple" xlink:show="embed" xlink:actuate="onLoad">
            <text:p/>
          </draw:image>
        </draw:frame>
        <draw:frame draw:style-name="gr18" draw:text-style-name="P1" draw:layer="layout" svg:width="0.162cm" svg:height="0.299cm" svg:x="2.553cm" svg:y="3.124cm">
          <draw:image xlink:href="Pictures/2000000100000088000000FA466A6DA3.svm" xlink:type="simple" xlink:show="embed" xlink:actuate="onLoad">
            <text:p/>
          </draw:image>
        </draw:frame>
        <draw:frame draw:style-name="gr19" draw:text-style-name="P1" draw:layer="layout" svg:width="0.167cm" svg:height="0.192cm" svg:x="1.906cm" svg:y="2.851cm">
          <draw:image xlink:href="Pictures/200000010000008C000000A14E2E707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11:18.404728810</dc:date>
    <meta:editing-duration>PT11M19S</meta:editing-duration>
    <meta:editing-cycles>2</meta:editing-cycles>
    <meta:generator>LibreOffice/4.2.8.2$Linux_x86 LibreOffice_project/420m0$Build-2</meta:generator>
    <meta:document-statistic meta:object-count="43"/>
  </office:meta>
</office:document-meta>
</file>

<file path=Object 3/content.xml><?xml version="1.0" encoding="utf-8"?>
<math xmlns="http://www.w3.org/1998/Math/MathML">
  <semantics>
    <mi>Q</mi>
    <annotation encoding="StarMath 5.0">Q</annotation>
  </semantics>
</math>
</file>